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4" style:family="graphic" style:parent-style-name="standard">
      <style:graphic-properties draw:fill="solid" draw:fill-color="#ffcc99" draw:textarea-vertical-align="middle" draw:auto-grow-height="false" fo:min-height="0.749cm" fo:min-width="0.499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2cm" svg:stroke-color="#cfe7f5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svg:stroke-color="#cfe7f5" draw:marker-start="Arrowheads_20_1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cfe7f5" draw:marker-start="Arrowheads_20_1" draw:marker-start-width="0.5cm" draw:marker-end-width="0.5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cfe7f5" draw:marker-start="" draw:marker-start-width="0.5cm" draw:marker-end="Arrowheads_20_1" draw:marker-end-width="0.5cm" draw:fill="none" draw:textarea-vertical-align="middle" fo:padding-top="0.225cm" fo:padding-bottom="0.225cm" fo:padding-left="0.35cm" fo:padding-right="0.35cm"/>
    </style:style>
    <style:style style:name="gr10" style:family="graphic" style:parent-style-name="objectwithoutfill">
      <style:graphic-properties svg:stroke-width="0.2cm" svg:stroke-color="#cfe7f5" draw:marker-start-width="0.5cm" draw:marker-end="Arrowheads_20_1" draw:marker-end-width="0.5cm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draw:stroke="solid"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2" style:family="graphic" style:parent-style-name="objectwithoutfill">
      <style:graphic-properties svg:stroke-width="0.2cm" svg:stroke-color="#cfe7f5" draw:marker-start="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2cm" svg:stroke-color="#cfe7f5" draw:marker-start="Arrow" draw:marker-start-width="0.5cm" draw:marker-end-width="0.5cm" draw:fill="none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svg:stroke-width="0.2cm" svg:stroke-color="#cfe7f5" draw:marker-start="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stroke="solid" svg:stroke-width="0.1cm" svg:stroke-color="#008000" draw:marker-start-width="0.35cm" draw:marker-end-width="0.3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3366" fo:font-size="18pt" style:font-size-asian="18pt" style:font-size-complex="18pt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364cm" svg:height="5.611cm" draw:transform="rotate (-1.57795217672807) translate (24.771cm 2.1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8.259cm" svg:height="5.613cm" draw:transform="rotate (1.57847577550367) translate (1.613cm 10.70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layer="layout" svg:width="2.623cm" svg:height="0.962cm" svg:x="20.577cm" svg:y="6.438cm">
          <draw:text-box>
            <text:p>Turbine</text:p>
          </draw:text-box>
        </draw:frame>
        <draw:frame draw:style-name="gr2" draw:layer="layout" svg:width="3.952cm" svg:height="0.962cm" svg:x="2.4cm" svg:y="4.9cm">
          <draw:text-box>
            <text:p>Compressor</text:p>
          </draw:text-box>
        </draw:frame>
        <draw:custom-shape draw:style-name="gr1" draw:text-style-name="P1" draw:layer="layout" svg:width="4.4cm" svg:height="2.2cm" svg:x="10.8cm" svg:y="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3.88cm" svg:height="1.673cm" svg:x="11.12cm" svg:y="2cm">
          <draw:text-box>
            <text:p>Combustion</text:p>
            <text:p text:style-name="P1">Chamber</text:p>
          </draw:text-box>
        </draw:frame>
        <draw:frame draw:style-name="gr2" draw:layer="layout" svg:width="1.752cm" svg:height="0.962cm" svg:x="13cm" svg:y="0.138cm">
          <draw:text-box>
            <text:p>Fuel<text:tab/></text:p>
          </draw:text-box>
        </draw:frame>
        <draw:frame draw:style-name="gr3" draw:layer="layout" svg:width="1.8cm" svg:height="1.171cm" svg:x="26.2cm" svg:y="5.738cm">
          <draw:text-box>
            <text:p>W<text:span text:style-name="T1">net</text:span></text:p>
          </draw:text-box>
        </draw:frame>
        <draw:frame draw:style-name="gr2" draw:layer="layout" svg:width="1.878cm" svg:height="0.962cm" svg:x="11.9cm" svg:y="5.238cm">
          <draw:text-box>
            <text:p>shaft</text:p>
          </draw:text-box>
        </draw:frame>
        <draw:custom-shape draw:style-name="gr1" draw:text-style-name="P1" draw:layer="layout" svg:width="4cm" svg:height="2.2cm" svg:x="3.8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2.2cm" svg:x="18.5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277cm" svg:height="0.962cm" svg:x="5.123cm" svg:y="0.838cm">
          <draw:text-box>
            <text:p>Air</text:p>
          </draw:text-box>
        </draw:frame>
        <draw:custom-shape draw:style-name="gr1" draw:text-style-name="P1" draw:layer="layout" svg:width="0.6cm" svg:height="1.4cm" svg:x="12.6cm" svg:y="0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3.88cm" svg:height="1.673cm" svg:x="18.62cm" svg:y="0.527cm">
          <draw:text-box>
            <text:p>Combustion</text:p>
            <text:p text:style-name="P1">Products</text:p>
          </draw:text-box>
        </draw:frame>
        <draw:custom-shape draw:style-name="gr4" draw:text-style-name="P1" draw:layer="layout" svg:width="1.629cm" svg:height="2.2cm" svg:x="24.771cm" svg:y="5.1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8.259cm" svg:height="5.613cm" draw:transform="rotate (1.57847577550367) translate (1.612cm 19.2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8.364cm" svg:height="5.611cm" draw:transform="rotate (-1.57795217672807) translate (24.77cm 10.779cm)">
          <text:p text:style-name="P1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1" draw:layer="layout" svg:width="3.952cm" svg:height="1.673cm" svg:x="2.2cm" svg:y="12.8cm">
          <draw:text-box>
            <text:p text:style-name="P1">Isentropic</text:p>
            <text:p text:style-name="P1">Compressor</text:p>
          </draw:text-box>
        </draw:frame>
        <draw:frame draw:style-name="gr2" draw:text-style-name="P1" draw:layer="layout" svg:width="3.249cm" svg:height="1.673cm" svg:x="20.9cm" svg:y="14.9cm">
          <draw:text-box>
            <text:p text:style-name="P1">Isentropic</text:p>
            <text:p text:style-name="P1">Turbine</text:p>
          </draw:text-box>
        </draw:frame>
        <draw:custom-shape draw:style-name="gr1" draw:text-style-name="P1" draw:layer="layout" svg:width="4.4cm" svg:height="2cm" svg:x="10.8cm" svg:y="9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199cm" svg:height="1.699cm" svg:x="10.9cm" svg:y="1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3.156cm" svg:height="0.962cm" svg:x="11.344cm" svg:y="19.438cm">
          <draw:text-box>
            <text:p>P = const</text:p>
          </draw:text-box>
        </draw:frame>
        <draw:frame draw:style-name="gr2" draw:layer="layout" svg:width="3.156cm" svg:height="0.962cm" svg:x="11.5cm" svg:y="9.8cm">
          <draw:text-box>
            <text:p>P = const</text:p>
          </draw:text-box>
        </draw:frame>
        <draw:line draw:style-name="gr6" draw:text-style-name="P1" draw:layer="layout" svg:x1="4.6cm" svg:y1="12.2cm" svg:x2="4.6cm" svg:y2="10.2cm">
          <text:p/>
        </draw:line>
        <draw:line draw:style-name="gr7" draw:text-style-name="P1" draw:layer="layout" svg:x1="10.8cm" svg:y1="10.2cm" svg:x2="4.6cm" svg:y2="10.2cm">
          <text:p/>
        </draw:line>
        <draw:line draw:style-name="gr6" draw:text-style-name="P1" draw:layer="layout" svg:x1="21.399cm" svg:y1="10.199cm" svg:x2="15.199cm" svg:y2="10.199cm">
          <text:p/>
        </draw:line>
        <draw:line draw:style-name="gr8" draw:text-style-name="P1" draw:layer="layout" svg:x1="21.399cm" svg:y1="12.199cm" svg:x2="21.399cm" svg:y2="10.199cm">
          <text:p/>
        </draw:line>
        <draw:line draw:style-name="gr6" draw:text-style-name="P1" draw:layer="layout" svg:x1="21.398cm" svg:y1="19.898cm" svg:x2="21.398cm" svg:y2="17.898cm">
          <text:p/>
        </draw:line>
        <draw:line draw:style-name="gr9" draw:text-style-name="P1" draw:layer="layout" svg:x1="21.399cm" svg:y1="19.898cm" svg:x2="15.099cm" svg:y2="19.898cm">
          <text:p/>
        </draw:line>
        <draw:line draw:style-name="gr10" draw:text-style-name="P1" draw:layer="layout" svg:x1="4.599cm" svg:y1="20.099cm" svg:x2="4.599cm" svg:y2="18.099cm">
          <text:p/>
        </draw:line>
        <draw:line draw:style-name="gr6" draw:text-style-name="P1" draw:layer="layout" svg:x1="10.9cm" svg:y1="19.999cm" svg:x2="4.599cm" svg:y2="19.999cm">
          <text:p/>
        </draw:line>
        <draw:line draw:style-name="gr11" draw:text-style-name="P1" draw:layer="layout" svg:x1="4.4cm" svg:y1="6.2cm" svg:x2="26cm" svg:y2="6.2cm">
          <text:p/>
        </draw:line>
        <draw:custom-shape draw:style-name="gr4" draw:text-style-name="P1" draw:layer="layout" svg:width="1.629cm" svg:height="2.2cm" svg:x="24.77cm" svg:y="13.699cm">
          <text:p/>
          <draw:enhanced-geometry draw:text-areas="4000 ?f1 ?f5 ?f2" draw:glue-points="0 10800 21600 10800 ?f0 0 ?f0 21600" draw:type="mso-spt100" draw:modifiers="12297.4233128834 7075.692866878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1" draw:text-style-name="P1" draw:layer="layout" svg:x1="4.2cm" svg:y1="14.8cm" svg:x2="26cm" svg:y2="14.8cm">
          <text:p/>
        </draw:line>
        <draw:frame draw:style-name="gr2" draw:layer="layout" svg:width="1.264cm" svg:height="1.171cm" svg:x="13.1cm" svg:y="12.3cm">
          <draw:text-box>
            <text:p>Q<text:span text:style-name="T1">H</text:span></text:p>
          </draw:text-box>
        </draw:frame>
        <draw:frame draw:style-name="gr2" draw:layer="layout" svg:width="1.264cm" svg:height="1.171cm" svg:x="13.236cm" svg:y="17.3cm">
          <draw:text-box>
            <text:p>Q<text:span text:style-name="T1">C</text:span></text:p>
          </draw:text-box>
        </draw:frame>
        <draw:custom-shape draw:style-name="gr1" draw:text-style-name="P1" draw:layer="layout" svg:width="0.6cm" svg:height="1.7cm" svg:x="12.7cm" svg:y="11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cm" svg:height="1.7cm" svg:x="12.699cm" svg:y="17.3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layer="layout" svg:width="1.8cm" svg:height="1.171cm" svg:x="26.2cm" svg:y="14.439cm">
          <draw:text-box>
            <text:p>W<text:span text:style-name="T1">net</text:span></text:p>
          </draw:text-box>
        </draw:frame>
        <draw:line draw:style-name="gr6" draw:text-style-name="P1" draw:layer="layout" svg:x1="3.8cm" svg:y1="1.2cm" svg:x2="2.4cm" svg:y2="1.2cm">
          <text:p/>
        </draw:line>
        <draw:line draw:style-name="gr12" draw:text-style-name="P1" draw:layer="layout" svg:x1="2.4cm" svg:y1="1.2cm" svg:x2="2.4cm" svg:y2="2.8cm">
          <text:p/>
        </draw:line>
        <draw:line draw:style-name="gr6" draw:text-style-name="P1" draw:layer="layout" svg:x1="23.8cm" svg:y1="2.4cm" svg:x2="23.8cm" svg:y2="1.4cm">
          <text:p/>
        </draw:line>
        <draw:line draw:style-name="gr13" draw:text-style-name="P1" draw:layer="layout" svg:x1="22.5cm" svg:y1="1.4cm" svg:x2="23.8cm" svg:y2="1.4cm">
          <text:p/>
        </draw:line>
        <draw:line draw:style-name="gr13" draw:text-style-name="P1" draw:layer="layout" svg:x1="10.8cm" svg:y1="2.6cm" svg:x2="5.8cm" svg:y2="2.6cm">
          <text:p/>
        </draw:line>
        <draw:line draw:style-name="gr6" draw:text-style-name="P1" draw:layer="layout" svg:x1="5.8cm" svg:y1="2.6cm" svg:x2="5.8cm" svg:y2="4cm">
          <text:p/>
        </draw:line>
        <draw:line draw:style-name="gr14" draw:text-style-name="P1" draw:layer="layout" svg:x1="20.2cm" svg:y1="2.65cm" svg:x2="15.2cm" svg:y2="2.65cm">
          <text:p/>
        </draw:line>
        <draw:line draw:style-name="gr12" draw:text-style-name="P1" draw:layer="layout" svg:x1="20.1cm" svg:y1="2.6cm" svg:x2="20.1cm" svg:y2="3.8cm">
          <text:p/>
        </draw:line>
        <draw:frame draw:style-name="gr15" draw:text-style-name="P2" draw:layer="layout" svg:width="10.004cm" svg:height="1.062cm" svg:x="8.2cm" svg:y="6.9cm">
          <draw:text-box>
            <text:p text:style-name="P2">Open Cycle Gas Turbine Engines</text:p>
          </draw:text-box>
        </draw:frame>
        <draw:frame draw:style-name="gr15" draw:text-style-name="P2" draw:layer="layout" svg:width="10.423cm" svg:height="1.062cm" svg:x="7.95cm" svg:y="15.25cm">
          <draw:text-box>
            <text:p text:style-name="P2">Closed Cycle Gas Turbine Engines</text:p>
          </draw:text-box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04T11:29:21</meta:creation-date>
    <dc:date>2013-01-04T16:50:50</dc:date>
    <dc:creator>Jeff Gomes</dc:creator>
    <meta:editing-duration>PT4M39S</meta:editing-duration>
    <meta:editing-cycles>1</meta:editing-cycles>
    <meta:document-statistic meta:object-count="72"/>
    <meta:generator>LibreOffice/3.5$Linux_X86_64 LibreOffice_project/350m1$Build-2</meta:generator>
  </office:meta>
</office:document-meta>
</file>